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中國龍粗明體" svg:font-family="中國龍粗明體, 'MS Gothic'" style:font-family-generic="modern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46cm" table:align="center"/>
    </style:style>
    <style:style style:name="表格1.A" style:family="table-column">
      <style:table-column-properties style:column-width="0.951cm"/>
    </style:style>
    <style:style style:name="表格1.B" style:family="table-column">
      <style:table-column-properties style:column-width="4.131cm"/>
    </style:style>
    <style:style style:name="表格1.C" style:family="table-column">
      <style:table-column-properties style:column-width="6.715cm"/>
    </style:style>
    <style:style style:name="表格1.D" style:family="table-column">
      <style:table-column-properties style:column-width="1.212cm"/>
    </style:style>
    <style:style style:name="表格1.E" style:family="table-column">
      <style:table-column-properties style:column-width="4.038cm"/>
    </style:style>
    <style:style style:name="表格1.1" style:family="table-row">
      <style:table-row-properties style:min-row-height="0.801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16" style:family="table-row">
      <style:table-row-properties fo:keep-together="always" style:use-optimal-row-height="false"/>
    </style:style>
    <style:style style:name="表格1.17" style:family="table-row">
      <style:table-row-properties style:min-row-height="6.003cm" style:use-optimal-row-height="false"/>
    </style:style>
    <style:style style:name="表格1.A17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true"/>
      <style:text-properties fo:font-size="18pt" fo:letter-spacing="normal" fo:font-weight="bold" style:font-name-asian="中國龍粗明體" style:font-size-asian="18pt" style:font-weight-asian="bold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orphans="0" fo:widows="0" fo:text-indent="7.832cm" style:auto-text-indent="false" style:snap-to-layout-grid="true"/>
    </style:style>
    <style:style style:name="P3" style:family="paragraph" style:parent-style-name="Standard">
      <style:paragraph-properties fo:margin-left="0cm" fo:margin-right="0cm" fo:line-height="0.494cm" fo:text-align="start" style:justify-single-word="false" fo:orphans="0" fo:widows="0" fo:text-indent="0cm" style:auto-text-indent="false" style:snap-to-layout-grid="true"/>
      <style:text-properties fo:font-size="11pt" fo:letter-spacing="0.028cm" style:font-name-asian="Times New Roman" style:font-size-asian="11pt" style:font-size-complex="11pt"/>
    </style:style>
    <style:style style:name="P4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224aec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-0.042cm" fo:margin-right="0cm" fo:margin-top="0.034cm" fo:margin-bottom="0.034cm" style:contextual-spacing="false" fo:orphans="0" fo:widows="0" fo:text-indent="0cm" style:auto-text-indent="false">
        <style:tab-stops/>
      </style:paragraph-properties>
      <style:text-properties officeooo:paragraph-rsid="003e3e73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7.832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0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center" style:justify-single-word="false" fo:orphans="0" fo:widows="0" fo:text-indent="0.018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.018cm" style:auto-text-indent="false"/>
      <style:text-properties style:font-name="標楷體" fo:font-size="11pt" fo:letter-spacing="-0.021cm" style:font-name-asian="標楷體" style:font-size-asian="11pt"/>
    </style:style>
    <style:style style:name="P1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officeooo:rsid="002fbbfd" style:font-name-asian="標楷體" style:font-size-asian="11pt"/>
    </style:style>
    <style:style style:name="P18" style:family="paragraph" style:parent-style-name="Standard">
      <style:paragraph-properties fo:margin-left="0cm" fo:margin-right="0cm" fo:margin-top="0.034cm" fo:margin-bottom="0.034cm" style:contextual-spacing="false" fo:text-align="center" style:justify-single-word="false" fo:orphans="0" fo:widows="0" fo:text-indent="0cm" style:auto-text-indent="false"/>
      <style:text-properties style:font-name="標楷體" fo:font-size="11pt" fo:letter-spacing="normal" style:font-name-asian="標楷體" style:font-size-asian="11pt"/>
    </style:style>
    <style:style style:name="P19" style:family="paragraph" style:parent-style-name="Standard">
      <style:paragraph-properties fo:margin-left="-0.042cm" fo:margin-right="0cm" fo:margin-top="0.034cm" fo:margin-bottom="0.034cm" style:contextual-spacing="false" fo:orphans="0" fo:widows="0" fo:text-indent="0cm" style:auto-text-indent="false">
        <style:tab-stops/>
      </style:paragraph-properties>
      <style:text-properties style:font-name="標楷體" fo:font-size="11pt" fo:letter-spacing="normal" style:font-name-asian="標楷體" style:font-size-asian="11pt"/>
    </style:style>
    <style:style style:name="P20" style:family="paragraph" style:parent-style-name="Standard" style:master-page-name="MP0">
      <style:paragraph-properties fo:margin-left="0cm" fo:margin-right="0.067cm" fo:line-height="0.811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style:font-name-asian="標楷體" style:font-size-asian="18pt" style:font-weight-asian="bold" style:font-weight-complex="bold"/>
    </style:style>
    <style:style style:name="T1" style:family="text">
      <style:text-properties officeooo:rsid="001f17c0"/>
    </style:style>
    <style:style style:name="T2" style:family="text">
      <style:text-properties officeooo:rsid="002614d7"/>
    </style:style>
    <style:style style:name="T3" style:family="text">
      <style:text-properties officeooo:rsid="0026b31f"/>
    </style:style>
    <style:style style:name="T4" style:family="text">
      <style:text-properties officeooo:rsid="0027d431"/>
    </style:style>
    <style:style style:name="T5" style:family="text">
      <style:text-properties officeooo:rsid="0029caf4"/>
    </style:style>
    <style:style style:name="T6" style:family="text">
      <style:text-properties officeooo:rsid="002e2c83"/>
    </style:style>
    <style:style style:name="T7" style:family="text">
      <style:text-properties officeooo:rsid="003117bd"/>
    </style:style>
    <style:style style:name="T8" style:family="text">
      <style:text-properties officeooo:rsid="00331031"/>
    </style:style>
    <style:style style:name="T9" style:family="text">
      <style:text-properties officeooo:rsid="0036bdcf"/>
    </style:style>
    <style:style style:name="T10" style:family="text">
      <style:text-properties officeooo:rsid="0039f8cd"/>
    </style:style>
    <style:style style:name="T11" style:family="text">
      <style:text-properties style:font-name="標楷體" fo:font-size="11pt" fo:letter-spacing="normal" style:letter-kerning="false" style:font-name-asian="標楷體" style:font-size-asian="11pt" style:font-name-complex="標楷體" style:font-size-complex="11pt"/>
    </style:style>
    <style:style style:name="T12" style:family="text">
      <style:text-properties style:font-name="標楷體" fo:font-size="11pt" fo:letter-spacing="normal" style:font-name-asian="標楷體" style:font-size-asian="11pt"/>
    </style:style>
    <style:style style:name="T13" style:family="text">
      <style:text-properties style:font-name="標楷體" fo:font-size="11pt" fo:letter-spacing="-0.021cm" style:font-name-asian="標楷體" style:font-size-asian="11pt"/>
    </style:style>
    <style:style style:name="T14" style:family="text">
      <style:text-properties style:font-name="標楷體" fo:font-size="11pt" fo:letter-spacing="-0.021cm" officeooo:rsid="001fe793" style:font-name-asian="標楷體" style:font-size-asian="11pt"/>
    </style:style>
    <style:style style:name="T15" style:family="text">
      <style:text-properties style:font-name="標楷體" fo:font-size="11pt" fo:letter-spacing="-0.021cm" officeooo:rsid="0020f08f" style:font-name-asian="標楷體" style:font-size-asian="11pt"/>
    </style:style>
    <style:style style:name="T16" style:family="text">
      <style:text-properties style:font-name="標楷體" fo:font-size="11pt" fo:letter-spacing="-0.021cm" officeooo:rsid="00224aec" style:font-name-asian="標楷體" style:font-size-asian="11pt"/>
    </style:style>
    <style:style style:name="T17" style:family="text">
      <style:text-properties style:font-name="標楷體" fo:font-size="11pt" fo:letter-spacing="-0.021cm" officeooo:rsid="00237bbc" style:font-name-asian="標楷體" style:font-size-asian="11pt"/>
    </style:style>
    <style:style style:name="T18" style:family="text">
      <style:text-properties style:font-name="標楷體" fo:font-size="11pt" fo:letter-spacing="-0.021cm" officeooo:rsid="0025d3be" style:font-name-asian="標楷體" style:font-size-asian="11pt"/>
    </style:style>
    <style:style style:name="T19" style:family="text">
      <style:text-properties style:font-name="標楷體" fo:font-size="11pt" fo:letter-spacing="-0.021cm" officeooo:rsid="0028342b" style:font-name-asian="標楷體" style:font-size-asian="11pt"/>
    </style:style>
    <style:style style:name="T20" style:family="text">
      <style:text-properties style:font-name="標楷體" fo:font-size="11pt" fo:letter-spacing="-0.021cm" officeooo:rsid="00356505" style:font-name-asian="標楷體" style:font-size-asian="11pt"/>
    </style:style>
    <style:style style:name="T21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2" style:family="text">
      <style:text-properties style:font-name="標楷體" fo:font-size="11pt" fo:letter-spacing="-0.021cm" officeooo:rsid="00224aec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2pt" fo:letter-spacing="normal" style:font-name-asian="標楷體" style:font-size-asian="12pt"/>
    </style:style>
    <style:style style:name="T24" style:family="text">
      <style:text-properties style:font-name="標楷體" fo:font-size="12pt" fo:letter-spacing="normal" officeooo:rsid="002abf7c" style:font-name-asian="標楷體" style:font-size-asian="12pt"/>
    </style:style>
    <style:style style:name="T25" style:family="text">
      <style:text-properties officeooo:rsid="004d00b9"/>
    </style:style>
    <style:style style:name="T26" style:family="text">
      <style:text-properties style:letter-kerning="true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四、出流管制計畫完工申報書</text:p>
      <text:p text:style-name="P9"><text:s text:c="8"/></text:p>
      <text:p text:style-name="P2"><text:span text:style-name="預設段落字型"><text:span text:style-name="T23">申報日期：:</text:span></text:span><text:span text:style-name="預設段落字型"><text:span text:style-name="T24">EN_END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5" office:value-type="string">
            <text:p text:style-name="P10"><text:bookmark text:name="_Hlk528735926"/>出流管制計畫</text:p>
          </table:table-cell>
          <table:table-cell table:style-name="表格1.B1" office:value-type="string">
            <text:p text:style-name="P12">計畫名稱</text:p>
          </table:table-cell>
          <table:table-cell table:style-name="表格1.B1" office:value-type="string">
            <text:p text:style-name="P14"><text:span text:style-name="T26"><text:s/></text:span>:<text:span text:style-name="T1">OFP_Name</text:span></text:p>
          </table:table-cell>
          <table:table-cell table:style-name="表格1.D1" office:value-type="string">
            <text:p text:style-name="P11">案號</text:p>
          </table:table-cell>
          <table:table-cell table:style-name="表格1.E1" office:value-type="string">
            <text:p text:style-name="P15"><text:span text:style-name="T26"><text:s/></text:span>:<text:span text:style-name="T2">OFP_</text:span><text:span text:style-name="T5">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日期及字號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4">Approved_N</text:span></text:span><text:span text:style-name="預設段落字型"><text:span text:style-name="T15">o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實施地點及土地標示</text:p>
          </table:table-cell>
          <table:table-cell table:style-name="表格1.C2" table:number-columns-spanned="3" office:value-type="string">
            <text:p text:style-name="P6"><text:span text:style-name="預設段落字型"><text:span text:style-name="T22"><text:s/></text:span></text:span><text:span text:style-name="預設段落字型"><text:span text:style-name="T16">:OFP_Location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開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7">EN_ST_Date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3">申報完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8">EN_END_Date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4" office:value-type="string">
            <text:p text:style-name="P10">義</text:p>
            <text:p text:style-name="P10">務</text:p>
            <text:p text:style-name="P10">人</text:p>
          </table:table-cell>
          <table:table-cell table:style-name="表格1.B6" office:value-type="string">
            <text:p text:style-name="P12">姓名或名稱</text:p>
          </table:table-cell>
          <table:table-cell table:style-name="表格1.C2" table:number-columns-spanned="3" office:value-type="string">
            <text:p text:style-name="P16"><text:span text:style-name="T26"><text:s/></text:span>:<text:span text:style-name="T3">Payer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身分證或</text:p>
            <text:p text:style-name="P13">營利事業統一編號</text:p>
          </table:table-cell>
          <table:table-cell table:style-name="表格1.C2" table:number-columns-spanned="3" office:value-type="string">
            <text:p text:style-name="P14"><text:span text:style-name="T26"><text:s/></text:span>:<text:span text:style-name="T4">PA_Num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2">住居所或營業所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19">PA_Address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電話</text:p>
          </table:table-cell>
          <table:table-cell table:style-name="表格1.C2" table:number-columns-spanned="3" office:value-type="string">
            <text:p text:style-name="P16"><text:span text:style-name="T26"><text:s/></text:span>:<text:span text:style-name="T6">PA_Tel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10">承辦監造技師</text:p>
          </table:table-cell>
          <table:table-cell table:style-name="表格1.B6" office:value-type="string">
            <text:p text:style-name="P13">姓名</text:p>
          </table:table-cell>
          <table:table-cell table:style-name="表格1.C2" table:number-columns-spanned="3" office:value-type="string">
            <text:p text:style-name="P14"><text:span text:style-name="T26"><text:s/></text:span>:<text:span text:style-name="T7">EngineerName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機構名稱</text:p>
          </table:table-cell>
          <table:table-cell table:style-name="表格1.C2" table:number-columns-spanned="3" office:value-type="string">
            <text:p text:style-name="P14"><text:span text:style-name="T26"><text:s/></text:span>:<text:span text:style-name="T8">PracticeUnits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機構地址</text:p>
          </table:table-cell>
          <table:table-cell table:style-name="表格1.C2" table:number-columns-spanned="3" office:value-type="string">
            <text:p text:style-name="P5"><text:span text:style-name="預設段落字型"><text:span text:style-name="T21"><text:s/></text:span></text:span><text:span text:style-name="預設段落字型"><text:span text:style-name="T13">:</text:span></text:span><text:span text:style-name="預設段落字型"><text:span text:style-name="T20">Address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執業執照字號</text:p>
          </table:table-cell>
          <table:table-cell table:style-name="表格1.C2" table:number-columns-spanned="3" office:value-type="string">
            <text:p text:style-name="P16"><text:span text:style-name="T26"><text:s/></text:span>:<text:span text:style-name="T9">Prac</text:span><text:span text:style-name="T25">tic</text:span><text:span text:style-name="T9">eLicense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營利事業統一編號</text:p>
          </table:table-cell>
          <table:table-cell table:style-name="表格1.C2" table:number-columns-spanned="3" office:value-type="string">
            <text:p text:style-name="P16"><text:span text:style-name="T26"><text:s/></text:span>:<text:span text:style-name="T10">GUI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3">電話</text:p>
          </table:table-cell>
          <table:table-cell table:style-name="表格1.C2" table:number-columns-spanned="3" office:value-type="string">
            <text:p text:style-name="P17"><text:span text:style-name="T26"><text:s/></text:span>:Tel</text:p>
          </table:table-cell>
          <table:covered-table-cell/>
          <table:covered-table-cell/>
        </table:table-row>
        <table:table-row table:style-name="表格1.16">
          <table:table-cell table:style-name="表格1.A6" office:value-type="string">
            <text:p text:style-name="P18">檢附文件</text:p>
          </table:table-cell>
          <table:table-cell table:style-name="表格1.C2" table:number-columns-spanned="4" office:value-type="string">
            <text:p text:style-name="P8"><text:span text:style-name="預設段落字型"><text:span text:style-name="T12">1.出流管制設施之竣工書圖</text:span></text:span><text:span text:style-name="預設段落字型"><text:span text:style-name="T11">:FILEID</text:span></text:span><text:span text:style-name="預設段落字型"><text:span text:style-name="T12">。</text:span></text:span></text:p>
            <text:p text:style-name="P19">2.承辦監造技師簽證之出流管制計畫竣工檢核表。</text:p>
          </table:table-cell>
          <table:covered-table-cell/>
          <table:covered-table-cell/>
          <table:covered-table-cell/>
        </table:table-row>
        <table:table-row table:style-name="表格1.17">
          <table:table-cell table:style-name="表格1.A17" table:number-columns-spanned="5" office:value-type="string">
            <text:p text:style-name="P4"><text:span text:style-name="預設段落字型"><text:span text:style-name="T13"><text:s text:c="5"/>上開出流管制計畫已於 <text:s text:c="9"/>年 <text:s text:c="7"/>月 <text:s text:c="8"/>日完工，此致</text:span></text:span></text:p>
            <text:p text:style-name="P14"/>
            <text:p text:style-name="P14">(機關全銜) <text:s text:c="14"/></text:p>
            <text:p text:style-name="P10"><text:s text:c="25"/></text:p>
            <text:p text:style-name="P10"/>
            <text:p text:style-name="P10"/>
            <text:p text:style-name="P10"/>
            <text:p text:style-name="P4"><text:span text:style-name="預設段落字型"><text:span text:style-name="T13"><text:s text:c="43"/>義務人： <text:s text:c="24"/>(簽章)</text:span></text:span></text:p>
            <text:p text:style-name="P10"/>
            <text:p text:style-name="P10"/>
            <text:p text:style-name="P10"/>
            <text:p text:style-name="P4"><text:span text:style-name="預設段落字型"><text:span text:style-name="T13"><text:s text:c="43"/>承辦監造技師： <text:s text:c="20"/>(簽章)</text:span></text:span></text:p>
            <text:p text:style-name="P10"/>
            <text:p text:style-name="P10"/>
            <text:p text:style-name="P10"/>
            <text:p text:style-name="P10"/>
            <text:p text:style-name="P7"><text:span text:style-name="預設段落字型"><text:span text:style-name="T13">中 <text:s text:c="5"/>華 <text:s text:c="6"/>民 <text:s text:c="6"/>國 <text:s text:c="22"/>年 <text:s text:c="21"/>月 <text:s text:c="21"/>日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oft-page-break/><text:s text:c="42"/></text:p>
      <text:p text:style-name="P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中國龍粗明體" svg:font-family="中國龍粗明體, 'MS Gothic'" style:font-family-generic="modern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5:00Z</meta:creation-date>
    <dc:date>2022-09-27T16:11:25.658000000</dc:date>
    <meta:editing-cycles>28</meta:editing-cycles>
    <meta:editing-duration>PT15M15S</meta:editing-duration>
    <meta:document-statistic meta:table-count="1" meta:image-count="0" meta:object-count="0" meta:page-count="2" meta:paragraph-count="51" meta:word-count="231" meta:character-count="745" meta:non-whitespace-character-count="388"/>
    <meta:template xlink:type="simple" xlink:actuate="onRequest" xlink:title="" xlink:href="../附件十四、出流管制計畫完工申報書.odt/Normal.dotm"/>
  </office:meta>
</office:document-meta>
</file>